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ddaa4" officeooo:paragraph-rsid="001ddaa4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a52a2a" loext:opacity="100%"/>
    </style:style>
    <style:style style:name="T4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0000cd" loext:opacity="100%"/>
    </style:style>
    <style:style style:name="T6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000000" loext:opacity="100%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0" style:family="text">
      <style:text-properties officeooo:rsid="001ddaa4"/>
    </style:style>
    <style:style style:name="T11" style:family="text">
      <style:text-properties officeooo:rsid="001ddaa4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 <text:span text:style-name="T10">en d</text:span>ónde <text:span text:style-name="T10">se coloca</text:span></text:h>
      <text:p text:style-name="P4"><text:span text:style-name="T1"/></text:p>
      <text:p text:style-name="Horizontal_20_Line"/>
      <text:h text:style-name="P2" text:outline-level="2">La etiqueta &lt;script&gt;</text:h>
      <text:p text:style-name="P5">En HTML, el código JavaScript se inserta entre las etiquetas <text:span text:style-name="Source_20_Text"><text:span text:style-name="T2">&lt;script&gt; </text:span></text:span>y  <text:span text:style-name="Source_20_Text"><text:span text:style-name="T2">&lt;/script&gt;</text:span></text:span>.</text:p>
      <text:h text:style-name="P3" text:outline-level="3">Ejemplo</text:h>
      <text:p text:style-name="P8"><text:span text:style-name="T5">&lt;</text:span><text:span text:style-name="T3">script</text:span><text:span text:style-name="T5">&gt;</text:span><text:span text:style-name="T7"><text:line-break/>document.getElementById(</text:span><text:span text:style-name="T3">"demo"</text:span><text:span text:style-name="T7">).innerHTML = </text:span><text:span text:style-name="T3">"My First JavaScript"</text:span><text:span text:style-name="T7">;<text:line-break/></text:span><text:span text:style-name="T5">&lt;</text:span><text:span text:style-name="T3">/script</text:span><text:span text:style-name="T5">&gt;</text:span></text:p>
      <text:p text:style-name="P14"><text:span text:style-name="T5">Ejemplo completo:</text:span></text:p>
      <text:p text:style-name="P14"><text:span text:style-name="T5">&lt;!DOCTYPE html&gt;</text:span></text:p>
      <text:p text:style-name="P14"><text:span text:style-name="T5">&lt;html&gt;</text:span></text:p>
      <text:p text:style-name="P14"><text:span text:style-name="T5">&lt;body&gt;</text:span></text:p>
      <text:p text:style-name="P14"><text:span text:style-name="T5">&lt;h2&gt;JavaScript in Body&lt;/h2&gt;</text:span></text:p>
      <text:p text:style-name="P14"><text:span text:style-name="T5">&lt;p id="demo"&gt;&lt;/p&gt;</text:span></text:p>
      <text:p text:style-name="P14"><text:span text:style-name="T5">&lt;script&gt;</text:span></text:p>
      <text:p text:style-name="P14"><text:span text:style-name="T5">document.getElementById("demo").innerHTML = "My First JavaScript";</text:span></text:p>
      <text:p text:style-name="P14"><text:span text:style-name="T5">&lt;/script&gt;</text:span></text:p>
      <text:p text:style-name="P14"><text:span text:style-name="T5">&lt;/body&gt;</text:span></text:p>
      <text:p text:style-name="P14"><text:span text:style-name="T5">&lt;/html&gt; </text:span></text:p>
      <text:p text:style-name="P5"><text:span text:style-name="T2">Los ejemplos antiguos de JavaScript pueden usar un atributo </text:span><text:span text:style-name="T11">type</text:span><text:span text:style-name="T2">: &lt;script type="text/javascript"&gt;.<text:line-break/>El atributo de tipo no es obligatorio. JavaScript es el lenguaje de secuencias de comandos predeterminado en HTML.</text:span></text:p>
      <text:p text:style-name="Horizontal_20_Line"/>
      <text:h text:style-name="P2" text:outline-level="2">Funciones y eventos de JavaScript</text:h>
      <text:p text:style-name="P5">Un<text:span text:style-name="T10">a</text:span> <text:span text:style-name="Source_20_Text"><text:span text:style-name="T2">function </text:span></text:span><text:span text:style-name="Source_20_Text"><text:span text:style-name="T11">en J</text:span></text:span>avaScript es un bloque de código JavaScript que se puede ejecutar cuando se le solicita.</text:p>
      <text:p text:style-name="P5">Por ejemplo, se puede llamar a una función cuando ocurre un evento , como cuando el usuario hace clic en un botón.</text:p>
      <text:p text:style-name="P6">Aprenderá mucho más sobre funciones y eventos en capítulos posteriores.</text:p>
      <text:p text:style-name="Horizontal_20_Line"/>
      <text:h text:style-name="P2" text:outline-level="2"><text:soft-page-break/>JavaScript en &lt;<text:span text:style-name="T10">head</text:span>&gt; o &lt;<text:span text:style-name="T10">body</text:span>&gt;</text:h>
      <text:p text:style-name="P5">Puede colocar cualquier cantidad de scripts en un documento HTML.</text:p>
      <text:p text:style-name="P5">Los scripts se pueden colocar en la sección <text:span text:style-name="Source_20_Text"><text:span text:style-name="T2">&lt;body&gt;</text:span></text:span>, o en la <text:span text:style-name="Source_20_Text"><text:span text:style-name="T2">&lt;head&gt;</text:span></text:span>de una página HTML, o en ambas.</text:p>
      <text:p text:style-name="Horizontal_20_Line"/>
      <text:h text:style-name="P2" text:outline-level="2">JavaScript en &lt;<text:span text:style-name="T10">head</text:span>&gt;</text:h>
      <text:p text:style-name="P5">En este ejemplo, <text:span text:style-name="T10">una </text:span><text:span text:style-name="Source_20_Text"><text:span text:style-name="T2">function </text:span></text:span><text:span text:style-name="Source_20_Text"><text:span text:style-name="T11">de Javascript </text:span></text:span>se coloca en la sección <text:span text:style-name="Source_20_Text"><text:span text:style-name="T2">&lt;head&gt;</text:span></text:span>de una página HTML.</text:p>
      <text:p text:style-name="P5">La función se invoca (llama) cuando se hace clic en un botón:</text:p>
      <text:h text:style-name="P3" text:outline-level="3">Ejemplo</text:h>
      <text:p text:style-name="P8"><text:span text:style-name="T5">&lt;</text:span><text:span text:style-name="T3">!DOCTYPE</text:span><text:span text:style-name="T8"> html</text:span><text:span text:style-name="T5">&gt;</text:span><text:line-break/><text:span text:style-name="T5">&lt;</text:span><text:span text:style-name="T3">html</text:span><text:span text:style-name="T5">&gt;</text:span><text:line-break/><text:span text:style-name="T5">&lt;</text:span><text:span text:style-name="T3">head</text:span><text:span text:style-name="T5">&gt;</text:span><text:line-break/><text:span text:style-name="T5">&lt;</text:span><text:span text:style-name="T3">script</text:span><text:span text:style-name="T5">&gt;</text:span><text:span text:style-name="T7"><text:line-break/></text:span><text:span text:style-name="T5">function</text:span><text:span text:style-name="T7"> myFunction() {<text:line-break/>  document.getElementById(</text:span><text:span text:style-name="T3">"demo"</text:span><text:span text:style-name="T7">).innerHTML = </text:span><text:span text:style-name="T3">"Paragraph changed."</text:span><text:span text:style-name="T7">;<text:line-break/>}<text:line-break/></text:span><text:span text:style-name="T5">&lt;</text:span><text:span text:style-name="T3">/script</text:span><text:span text:style-name="T5">&gt;</text:span><text:line-break/><text:span text:style-name="T5">&lt;</text:span><text:span text:style-name="T3">/head</text:span><text:span text:style-name="T5">&gt;</text:span><text:line-break/><text:span text:style-name="T5">&lt;</text:span><text:span text:style-name="T3">body</text:span><text:span text:style-name="T5">&gt;</text:span></text:p>
      <text:p text:style-name="P8"><text:span text:style-name="T5">&lt;</text:span><text:span text:style-name="T3">h2</text:span><text:span text:style-name="T5">&gt;</text:span>Demo JavaScript in Head<text:span text:style-name="T5">&lt;</text:span><text:span text:style-name="T3">/h2</text:span><text:span text:style-name="T5">&gt;</text:span><text:line-break/><text:line-break/><text:span text:style-name="T5">&lt;</text:span><text:span text:style-name="T3">p</text:span><text:span text:style-name="T8"> id</text:span><text:span text:style-name="T5">="demo"&gt;</text:span>A Paragraph<text:span text:style-name="T5">&lt;</text:span><text:span text:style-name="T3">/p</text:span><text:span text:style-name="T5">&gt;</text:span><text:line-break/><text:span text:style-name="T5">&lt;</text:span><text:span text:style-name="T3">button</text:span><text:span text:style-name="T8"> type</text:span><text:span text:style-name="T5">="button"</text:span><text:span text:style-name="T8"> onclick</text:span><text:span text:style-name="T5">="myFunction()"&gt;</text:span>Try it<text:span text:style-name="T5">&lt;</text:span><text:span text:style-name="T3">/button</text:span><text:span text:style-name="T5">&gt;</text:span></text:p>
      <text:p text:style-name="P8"><text:span text:style-name="T5">&lt;</text:span><text:span text:style-name="T3">/body</text:span><text:span text:style-name="T5">&gt;</text:span><text:line-break/><text:span text:style-name="T5">&lt;</text:span><text:span text:style-name="T3">/html</text:span><text:span text:style-name="T5">&gt;</text:span></text:p>
      <text:p text:style-name="P4"><text:span text:style-name="T2"/></text:p>
      <text:p text:style-name="Horizontal_20_Line"/>
      <text:h text:style-name="P2" text:outline-level="2">JavaScript en &lt;<text:span text:style-name="T10">body</text:span>&gt;</text:h>
      <text:p text:style-name="P5">En este ejemplo, <text:span text:style-name="T10">una función de </text:span>JavaScript <text:span text:style-name="T10">se coloca </text:span>en la sección <text:span text:style-name="Source_20_Text"><text:span text:style-name="T2">&lt;body&gt; </text:span></text:span>de una página HTML.</text:p>
      <text:p text:style-name="P5">La función se invoca (llama) cuando se hace clic en un botón:</text:p>
      <text:h text:style-name="P3" text:outline-level="3">Ejemplo</text:h>
      <text:p text:style-name="P7"><text:span text:style-name="T5">&lt;</text:span><text:span text:style-name="T3">!DOCTYPE</text:span><text:span text:style-name="T8"> html</text:span><text:span text:style-name="T5">&gt;</text:span><text:line-break/><text:span text:style-name="T5">&lt;</text:span><text:span text:style-name="T3">html</text:span><text:span text:style-name="T5">&gt;</text:span><text:line-break/><text:span text:style-name="T5">&lt;</text:span><text:span text:style-name="T3">body</text:span><text:span text:style-name="T5">&gt;</text:span><text:line-break/><text:line-break/><text:soft-page-break/><text:span text:style-name="T5">&lt;</text:span><text:span text:style-name="T3">h2</text:span><text:span text:style-name="T5">&gt;</text:span>Demo JavaScript in Body<text:span text:style-name="T5">&lt;</text:span><text:span text:style-name="T3">/h2</text:span><text:span text:style-name="T5">&gt;</text:span><text:line-break/><text:line-break/><text:span text:style-name="T5">&lt;</text:span><text:span text:style-name="T3">p</text:span><text:span text:style-name="T8"> id</text:span><text:span text:style-name="T5">="demo"&gt;</text:span>A Paragraph<text:span text:style-name="T5">&lt;</text:span><text:span text:style-name="T3">/p</text:span><text:span text:style-name="T5">&gt;</text:span><text:line-break/><text:line-break/><text:span text:style-name="T5">&lt;</text:span><text:span text:style-name="T3">button</text:span><text:span text:style-name="T8"> type</text:span><text:span text:style-name="T5">="button"</text:span><text:span text:style-name="T8"> onclick</text:span><text:span text:style-name="T5">="myFunction()"&gt;</text:span>Try it<text:span text:style-name="T5">&lt;</text:span><text:span text:style-name="T3">/button</text:span><text:span text:style-name="T5">&gt;</text:span><text:line-break/><text:line-break/><text:span text:style-name="T5">&lt;</text:span><text:span text:style-name="T3">script</text:span><text:span text:style-name="T5">&gt;</text:span><text:span text:style-name="T7"><text:line-break/></text:span><text:span text:style-name="T5">function</text:span><text:span text:style-name="T7"> myFunction() {<text:line-break/>  document.getElementById(</text:span><text:span text:style-name="T3">"demo"</text:span><text:span text:style-name="T7">).innerHTML = </text:span><text:span text:style-name="T3">"Paragraph changed."</text:span><text:span text:style-name="T7">;<text:line-break/>}<text:line-break/></text:span><text:span text:style-name="T5">&lt;</text:span><text:span text:style-name="T3">/script</text:span><text:span text:style-name="T5">&gt;</text:span><text:line-break/><text:line-break/><text:span text:style-name="T5">&lt;</text:span><text:span text:style-name="T3">/body</text:span><text:span text:style-name="T5">&gt;</text:span><text:line-break/><text:span text:style-name="T5">&lt;</text:span><text:span text:style-name="T3">/html</text:span><text:span text:style-name="T5">&gt;</text:span></text:p>
      <text:p text:style-name="P5"><text:span text:style-name="T2"/></text:p>
      <text:p text:style-name="P6">Colocar <text:span text:style-name="T10">scripts</text:span> en la parte inferior del elemento &lt;body&gt; mejora la velocidad de visualización, porque la interpretación de <text:span text:style-name="T10">scripts</text:span> ralentiza la visualización.</text:p>
      <text:p text:style-name="Horizontal_20_Line"/>
      <text:h text:style-name="P2" text:outline-level="2">JavaScript externo</text:h>
      <text:p text:style-name="P5">Los scripts también se pueden colocar en archivos externos:</text:p>
      <text:h text:style-name="P3" text:outline-level="3">Archivo externo: myScript.js</text:h>
      <text:p text:style-name="P9"><text:span text:style-name="T5">function</text:span> myFunction() {<text:line-break/>  document.getElementById(<text:span text:style-name="T3">"demo"</text:span>).innerHTML = <text:span text:style-name="T3">"Paragraph changed."</text:span>;<text:line-break/>}</text:p>
      <text:p text:style-name="P5">Los scripts externos son prácticos cuando se utiliza el mismo código en muchas páginas web diferentes.</text:p>
      <text:p text:style-name="P5">Los archivos JavaScript tienen la extensión de archivo <text:span text:style-name="Strong_20_Emphasis">.js</text:span> .</text:p>
      <text:p text:style-name="P5">Para utilizar un script externo, coloque el nombre del archivo del script en el atributo <text:span text:style-name="Source_20_Text"><text:span text:style-name="T2">src</text:span></text:span> (fuente) de una etiqueta <text:span text:style-name="Source_20_Text"><text:span text:style-name="T2">&lt;script&gt;</text:span></text:span>:</text:p>
      <text:h text:style-name="P3" text:outline-level="3">Ejemplo</text:h>
      <text:p text:style-name="P7"><text:span text:style-name="T5">&lt;</text:span><text:span text:style-name="T3">script</text:span><text:span text:style-name="T8"> src</text:span><text:span text:style-name="T5">="myScript.js"&gt;&lt;</text:span><text:span text:style-name="T3">/script</text:span><text:span text:style-name="T5">&gt;</text:span></text:p>
      <text:p text:style-name="P5"><text:span text:style-name="T2"/></text:p>
      <text:p text:style-name="P5">Puede colocar una referencia de script externa en <text:span text:style-name="Source_20_Text"><text:span text:style-name="T2">&lt;head&gt;</text:span></text:span>o <text:span text:style-name="Source_20_Text"><text:span text:style-name="T2">&lt;body&gt;</text:span></text:span>.</text:p>
      <text:p text:style-name="P5">El script se comportará como si estuviera ubicado exactamente dondese encuentra la etiqueta <text:span text:style-name="Source_20_Text"><text:span text:style-name="T2">&lt;script&gt;</text:span></text:span>.</text:p>
      <text:p text:style-name="P5"><text:span text:style-name="T2">Los scripts externos no pueden contener etiquetas </text:span><text:span text:style-name="Source_20_Text"><text:span text:style-name="T2">&lt;script&gt;</text:span></text:span><text:span text:style-name="T2">.</text:span></text:p>
      <text:p text:style-name="Horizontal_20_Line"/>
      <text:h text:style-name="P2" text:outline-level="2"><text:soft-page-break/>Ventajas de JavaScript externo</text:h>
      <text:p text:style-name="P5">Colocar scripts en archivos externos tiene algunas ventajas:</text:p>
      <text:list text:style-name="L1">
        <text:list-item>
          <text:p text:style-name="P10">Separa HTML y código.</text:p>
        </text:list-item>
        <text:list-item>
          <text:p text:style-name="P10">Hace que HTML y JavaScript sean más fáciles de leer y mantener.</text:p>
        </text:list-item>
        <text:list-item>
          <text:p text:style-name="P11">Los archivos JavaScript almacenados en caché pueden acelerar la carga de la página</text:p>
        </text:list-item>
      </text:list>
      <text:p text:style-name="P5">Para agregar varios archivos de script a una página, utilice varias etiquetas de script:</text:p>
      <text:h text:style-name="P3" text:outline-level="3">Ejemplo</text:h>
      <text:p text:style-name="P7"><text:span text:style-name="T5">&lt;</text:span><text:span text:style-name="T3">script</text:span><text:span text:style-name="T8"> src</text:span><text:span text:style-name="T5">="myScript1.js"&gt;&lt;</text:span><text:span text:style-name="T3">/script</text:span><text:span text:style-name="T5">&gt;</text:span><text:line-break/><text:span text:style-name="T5">&lt;</text:span><text:span text:style-name="T3">script</text:span><text:span text:style-name="T8"> src</text:span><text:span text:style-name="T5">="myScript2.js"&gt;&lt;</text:span><text:span text:style-name="T3">/script</text:span><text:span text:style-name="T5">&gt;</text:span></text:p>
      <text:p text:style-name="Horizontal_20_Line"/>
      <text:h text:style-name="P2" text:outline-level="2">Referencias externas</text:h>
      <text:p text:style-name="P5">Se puede hacer referencia a un script externo de 3 maneras diferentes:</text:p>
      <text:list text:style-name="L2">
        <text:list-item>
          <text:p text:style-name="P12">Con una URL completa (una dirección web completa)</text:p>
        </text:list-item>
        <text:list-item>
          <text:p text:style-name="P12">Con una ruta de archivo (como /js/)</text:p>
        </text:list-item>
        <text:list-item>
          <text:p text:style-name="P13">sin ningún camino</text:p>
        </text:list-item>
      </text:list>
      <text:p text:style-name="P5">Este ejemplo utiliza una URL completa para vincular a myScript.js:</text:p>
      <text:h text:style-name="P3" text:outline-level="3">Ejemplo</text:h>
      <text:p text:style-name="P5"><text:span text:style-name="T6">&lt;</text:span><text:span text:style-name="T4">script</text:span><text:span text:style-name="T9"> src</text:span><text:span text:style-name="T6">="https://www.w3schools.com/js/myScript.js"&gt;&lt;</text:span><text:span text:style-name="T4">/script</text:span><text:span text:style-name="T6">&gt;</text:span></text:p>
      <text:p text:style-name="P5">Este ejemplo utiliza una ruta de archivo para vincular a myScript.js:</text:p>
      <text:h text:style-name="P3" text:outline-level="3">Ejemplo</text:h>
      <text:p text:style-name="P5"><text:span text:style-name="T6">&lt;</text:span><text:span text:style-name="T4">script</text:span><text:span text:style-name="T9"> src</text:span><text:span text:style-name="T6">="/js/myScript.js"&gt;&lt;</text:span><text:span text:style-name="T4">/script</text:span><text:span text:style-name="T6">&gt;</text:span></text:p>
      <text:p text:style-name="P5">Este ejemplo no utiliza ninguna ruta para vincular a myScript.js:</text:p>
      <text:h text:style-name="P3" text:outline-level="3">Ejemplo</text:h>
      <text:p text:style-name="P7"><text:span text:style-name="T5">&lt;</text:span><text:span text:style-name="T3">script</text:span><text:span text:style-name="T8"> src</text:span><text:span text:style-name="T5">="myScript.js"&gt;&lt;</text:span><text:span text:style-name="T3">/script</text:span><text:span text:style-name="T5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6:42:56.567000000</meta:creation-date>
    <dc:date>2024-03-13T16:51:57.719000000</dc:date>
    <meta:editing-duration>PT9M1S</meta:editing-duration>
    <meta:editing-cycles>1</meta:editing-cycles>
    <meta:document-statistic meta:table-count="0" meta:image-count="0" meta:object-count="0" meta:page-count="4" meta:paragraph-count="71" meta:word-count="553" meta:character-count="3972" meta:non-whitespace-character-count="3482"/>
    <meta:generator>LibreOffice/7.6.0.3$Windows_X86_64 LibreOffice_project/69edd8b8ebc41d00b4de3915dc82f8f0fc3b6265</meta:generator>
  </office:meta>
</office:document-meta>
</file>